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0" style:family="table-column">
      <style:table-column-properties fo:break-before="auto" style:column-width="37.92mm"/>
    </style:style>
    <style:style style:name="co11" style:family="table-column">
      <style:table-column-properties fo:break-before="auto" style:column-width="31.75mm"/>
    </style:style>
    <style:style style:name="co12" style:family="table-column">
      <style:table-column-properties fo:break-before="auto" style:column-width="34.89mm"/>
    </style:style>
    <style:style style:name="co13" style:family="table-column">
      <style:table-column-properties fo:break-before="auto" style:column-width="36.81mm"/>
    </style:style>
    <style:style style:name="co5" style:family="table-column">
      <style:table-column-properties fo:break-before="auto" style:column-width="62.74mm"/>
    </style:style>
    <style:style style:name="co6" style:family="table-column">
      <style:table-column-properties fo:break-before="auto" style:column-width="10.78mm"/>
    </style:style>
    <style:style style:name="co7" style:family="table-column">
      <style:table-column-properties fo:break-before="auto" style:column-width="82.94mm"/>
    </style:style>
    <style:style style:name="co8" style:family="table-column">
      <style:table-column-properties fo:break-before="auto" style:column-width="8.55mm"/>
    </style:style>
    <style:style style:name="co9" style:family="table-column">
      <style:table-column-properties fo:break-before="auto" style:column-width="178.36mm"/>
    </style:style>
    <style:style style:name="co14" style:family="table-column">
      <style:table-column-properties fo:break-before="auto" style:column-width="22.58mm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99ff"/>
    </style:style>
    <style:style style:name="ce21" style:family="table-cell" style:parent-style-name="Default">
      <style:table-cell-properties fo:background-color="#99ff66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7.52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8.29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22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115.93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Caladea" style:font-family-generic-asian="system" style:font-pitch-asian="variable" style:font-size-asian="10pt" style:language-asian="zh" style:country-asian="CN" style:font-style-asian="normal" style:font-weight-asian="normal" style:font-family-complex="Caladea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Caladea" style:font-family-generic-asian="system" style:font-pitch-asian="variable" style:font-size-asian="10pt" style:language-asian="zh" style:country-asian="CN" style:font-style-asian="normal" style:font-weight-asian="normal" style:font-family-complex="Caladea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Caladea" style:font-family-generic-asian="system" style:font-pitch-asian="variable" style:font-size-asian="10pt" style:language-asian="zh" style:country-asian="CN" style:font-style-asian="normal" style:font-weight-asian="normal" style:font-family-complex="Caladea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FC" table:style-name="ta1">
        <table:table-column table:style-name="co10" table:default-cell-style-name="Default"/>
        <table:table-column table:style-name="co11" table:number-columns-repeated="1023" table:default-cell-style-name="Default"/>
        <table:table-row table:style-name="ro2">
          <table:table-cell table:style-name="ce5" office:value-type="string" calcext:value-type="string">
            <office:annotation draw:style-name="gr1" draw:text-style-name="P2" svg:width="127mm" svg:height="9.52mm" svg:x="41.89mm" svg:y="8.2mm" draw:caption-point-x="-4.07mm" draw:caption-point-y="-8.1mm">
              <dc:date>2017-01-18T00:00:00</dc:date>
              <text:p text:style-name="P1"><text:span text:style-name="T1">Aquí va el nombre del Nodo o de la Celda, depende el caso</text:span></text:p>
            </office:annotation>
            <text:p>codigo_nodoOcelda</text:p>
          </table:table-cell>
          <table:table-cell table:style-name="ce5" office:value-type="string" calcext:value-type="string">
            <office:annotation draw:style-name="gr1" draw:text-style-name="P2" svg:width="127mm" svg:height="9.52mm" svg:x="73.64mm" svg:y="8.2mm" draw:caption-point-x="-4.07mm" draw:caption-point-y="-8.1mm">
              <dc:date>2017-01-18T00:00:00</dc:date>
              <text:p text:style-name="P1"><text:span text:style-name="T1">Código de la cabecera asociada</text:span></text:p>
            </office:annotation>
            <text:p>codigo_cabecera</text:p>
          </table:table-cell>
          <table:table-cell table:style-name="ce5" office:value-type="string" calcext:value-type="string">
            <office:annotation draw:style-name="gr3" draw:text-style-name="P2" svg:width="127mm" svg:height="10.29mm" svg:x="105.39mm" svg:y="7.82mm" draw:caption-point-x="-4.07mm" draw:caption-point-y="-7.72mm">
              <dc:date>2017-01-18T00:00:00</dc:date>
              <text:p text:style-name="P1"><text:span text:style-name="T1">70 Sincelejo</text:span></text:p>
              <text:p text:style-name="P1"><text:span text:style-name="T1">23 Córdoba</text:span></text:p>
            </office:annotation>
            <text:p>departamento</text:p>
          </table:table-cell>
          <table:table-cell table:style-name="ce5" office:value-type="string" calcext:value-type="string">
            <office:annotation draw:style-name="gr4" draw:text-style-name="P2" svg:width="127mm" svg:height="225.57mm" svg:x="137.14mm" svg:y="0mm" draw:caption-point-x="-4.07mm" draw:caption-point-y="0.1mm">
              <dc:date>2017-01-18T00:00:00</dc:date>
              <text:p text:style-name="P1"><text:span text:style-name="T1">23001</text:span><text:span text:style-name="T1"><text:tab/></text:span><text:span text:style-name="T1">MONTERIA</text:span></text:p>
              <text:p text:style-name="P1"><text:span text:style-name="T1">23068</text:span><text:span text:style-name="T1"><text:tab/></text:span><text:span text:style-name="T1">AYAPEL</text:span></text:p>
              <text:p text:style-name="P1"><text:span text:style-name="T1">23079</text:span><text:span text:style-name="T1"><text:tab/></text:span><text:span text:style-name="T1">BUENAVISTA</text:span></text:p>
              <text:p text:style-name="P1"><text:span text:style-name="T1">23090</text:span><text:span text:style-name="T1"><text:tab/></text:span><text:span text:style-name="T1">CANALETE</text:span></text:p>
              <text:p text:style-name="P1"><text:span text:style-name="T1">23162</text:span><text:span text:style-name="T1"><text:tab/></text:span><text:span text:style-name="T1">CERETE</text:span></text:p>
              <text:p text:style-name="P1"><text:span text:style-name="T1">23168</text:span><text:span text:style-name="T1"><text:tab/></text:span><text:span text:style-name="T1">CHIMA</text:span></text:p>
              <text:p text:style-name="P1"><text:span text:style-name="T1">23182</text:span><text:span text:style-name="T1"><text:tab/></text:span><text:span text:style-name="T1">CHINU</text:span></text:p>
              <text:p text:style-name="P1"><text:span text:style-name="T1">23189</text:span><text:span text:style-name="T1"><text:tab/></text:span><text:span text:style-name="T1">CIENAGA DE ORO</text:span></text:p>
              <text:p text:style-name="P1"><text:span text:style-name="T1">23300</text:span><text:span text:style-name="T1"><text:tab/></text:span><text:span text:style-name="T1">COTORRA</text:span></text:p>
              <text:p text:style-name="P1"><text:span text:style-name="T1">23350</text:span><text:span text:style-name="T1"><text:tab/></text:span><text:span text:style-name="T1">LA APARTADA</text:span></text:p>
              <text:p text:style-name="P1"><text:span text:style-name="T1">23417</text:span><text:span text:style-name="T1"><text:tab/></text:span><text:span text:style-name="T1">LORICA</text:span></text:p>
              <text:p text:style-name="P1"><text:span text:style-name="T1">23419</text:span><text:span text:style-name="T1"><text:tab/></text:span><text:span text:style-name="T1">LOS CORDOBAS</text:span></text:p>
              <text:p text:style-name="P1"><text:span text:style-name="T1">23464</text:span><text:span text:style-name="T1"><text:tab/></text:span><text:span text:style-name="T1">MOMIL</text:span></text:p>
              <text:p text:style-name="P1"><text:span text:style-name="T1">23466</text:span><text:span text:style-name="T1"><text:tab/></text:span><text:span text:style-name="T1">MONTELIBANO</text:span></text:p>
              <text:p text:style-name="P1"><text:span text:style-name="T1">23500</text:span><text:span text:style-name="T1"><text:tab/></text:span><text:span text:style-name="T1">MOÑITOS</text:span></text:p>
              <text:p text:style-name="P1"><text:span text:style-name="T1">23555</text:span><text:span text:style-name="T1"><text:tab/></text:span><text:span text:style-name="T1">PLANETA RICA</text:span></text:p>
              <text:p text:style-name="P1"><text:span text:style-name="T1">23570</text:span><text:span text:style-name="T1"><text:tab/></text:span><text:span text:style-name="T1">PUEBLO NUEVO</text:span></text:p>
              <text:p text:style-name="P1"><text:span text:style-name="T1">23574</text:span><text:span text:style-name="T1"><text:tab/></text:span><text:span text:style-name="T1">PUERTO ESCONDIDO</text:span></text:p>
              <text:p text:style-name="P1"><text:span text:style-name="T1">23580</text:span><text:span text:style-name="T1"><text:tab/></text:span><text:span text:style-name="T1">PUERTO LIBERTADOR</text:span></text:p>
              <text:p text:style-name="P1"><text:span text:style-name="T1">23586</text:span><text:span text:style-name="T1"><text:tab/></text:span><text:span text:style-name="T1">PURISIMA</text:span></text:p>
              <text:p text:style-name="P1"><text:span text:style-name="T1">23660</text:span><text:span text:style-name="T1"><text:tab/></text:span><text:span text:style-name="T1">SAHAGUN</text:span></text:p>
              <text:p text:style-name="P1"><text:span text:style-name="T1">23670</text:span><text:span text:style-name="T1"><text:tab/></text:span><text:span text:style-name="T1">SAN ANDRES SOTAVENTO</text:span></text:p>
              <text:p text:style-name="P1"><text:span text:style-name="T1">23672</text:span><text:span text:style-name="T1"><text:tab/></text:span><text:span text:style-name="T1">SAN ANTERO</text:span></text:p>
              <text:p text:style-name="P1"><text:span text:style-name="T1">23675</text:span><text:span text:style-name="T1"><text:tab/></text:span><text:span text:style-name="T1">SAN BERNARDO DEL VIENTO</text:span></text:p>
              <text:p text:style-name="P1"><text:span text:style-name="T1">23678</text:span><text:span text:style-name="T1"><text:tab/></text:span><text:span text:style-name="T1">SAN CARLOS</text:span></text:p>
              <text:p text:style-name="P1"><text:span text:style-name="T1">23686</text:span><text:span text:style-name="T1"><text:tab/></text:span><text:span text:style-name="T1">SAN PELAYO</text:span></text:p>
              <text:p text:style-name="P1"><text:span text:style-name="T1">23807</text:span><text:span text:style-name="T1"><text:tab/></text:span><text:span text:style-name="T1">TIERRALTA</text:span></text:p>
              <text:p text:style-name="P1"><text:span text:style-name="T1">23855</text:span><text:span text:style-name="T1"><text:tab/></text:span><text:span text:style-name="T1">VALENCIA</text:span></text:p>
              <text:p text:style-name="P1"><text:span text:style-name="T1">70001</text:span><text:span text:style-name="T1"><text:tab/></text:span><text:span text:style-name="T1">SINCELEJO</text:span></text:p>
              <text:p text:style-name="P1"><text:span text:style-name="T1">70110</text:span><text:span text:style-name="T1"><text:tab/></text:span><text:span text:style-name="T1">BUENAVISTA</text:span></text:p>
              <text:p text:style-name="P1"><text:span text:style-name="T1">70124</text:span><text:span text:style-name="T1"><text:tab/></text:span><text:span text:style-name="T1">CAIMITO</text:span></text:p>
              <text:p text:style-name="P1"><text:span text:style-name="T1">70204</text:span><text:span text:style-name="T1"><text:tab/></text:span><text:span text:style-name="T1">COLOSO</text:span></text:p>
              <text:p text:style-name="P1"><text:span text:style-name="T1">70215</text:span><text:span text:style-name="T1"><text:tab/></text:span><text:span text:style-name="T1">COROZAL</text:span></text:p>
              <text:p text:style-name="P1"><text:span text:style-name="T1">70221</text:span><text:span text:style-name="T1"><text:tab/></text:span><text:span text:style-name="T1">COVEÑAS</text:span></text:p>
              <text:p text:style-name="P1"><text:span text:style-name="T1">70230</text:span><text:span text:style-name="T1"><text:tab/></text:span><text:span text:style-name="T1">CHALAN</text:span></text:p>
              <text:p text:style-name="P1"><text:span text:style-name="T1">70233</text:span><text:span text:style-name="T1"><text:tab/></text:span><text:span text:style-name="T1">EL ROBLE</text:span></text:p>
              <text:p text:style-name="P1"><text:span text:style-name="T1">70235</text:span><text:span text:style-name="T1"><text:tab/></text:span><text:span text:style-name="T1">GALERAS</text:span></text:p>
              <text:p text:style-name="P1"><text:span text:style-name="T1">70265</text:span><text:span text:style-name="T1"><text:tab/></text:span><text:span text:style-name="T1">GUARANDA</text:span></text:p>
              <text:p text:style-name="P1"><text:span text:style-name="T1">70400</text:span><text:span text:style-name="T1"><text:tab/></text:span><text:span text:style-name="T1">LA UNION</text:span></text:p>
              <text:p text:style-name="P1"><text:span text:style-name="T1">70418</text:span><text:span text:style-name="T1"><text:tab/></text:span><text:span text:style-name="T1">LOS PALMITOS</text:span></text:p>
              <text:p text:style-name="P1"><text:span text:style-name="T1">70429</text:span><text:span text:style-name="T1"><text:tab/></text:span><text:span text:style-name="T1">MAJAGUAL</text:span></text:p>
              <text:p text:style-name="P1"><text:span text:style-name="T1">70473</text:span><text:span text:style-name="T1"><text:tab/></text:span><text:span text:style-name="T1">MORROA</text:span></text:p>
              <text:p text:style-name="P1"><text:span text:style-name="T1">70508</text:span><text:span text:style-name="T1"><text:tab/></text:span><text:span text:style-name="T1">OVEJAS</text:span></text:p>
              <text:p text:style-name="P1"><text:span text:style-name="T1">70523</text:span><text:span text:style-name="T1"><text:tab/></text:span><text:span text:style-name="T1">PALMITO</text:span></text:p>
              <text:p text:style-name="P1"><text:span text:style-name="T1">70670</text:span><text:span text:style-name="T1"><text:tab/></text:span><text:span text:style-name="T1">SAMPUES</text:span></text:p>
              <text:p text:style-name="P1"><text:span text:style-name="T1">70678</text:span><text:span text:style-name="T1"><text:tab/></text:span><text:span text:style-name="T1">SAN BENITO ABAD</text:span></text:p>
              <text:p text:style-name="P1"><text:span text:style-name="T1">70702</text:span><text:span text:style-name="T1"><text:tab/></text:span><text:span text:style-name="T1">SAN JUAN DE BETULIA</text:span></text:p>
              <text:p text:style-name="P1"><text:span text:style-name="T1">70708</text:span><text:span text:style-name="T1"><text:tab/></text:span><text:span text:style-name="T1">SAN MARCOS</text:span></text:p>
              <text:p text:style-name="P1"><text:span text:style-name="T1">70713</text:span><text:span text:style-name="T1"><text:tab/></text:span><text:span text:style-name="T1">SAN ONOFRE</text:span></text:p>
              <text:p text:style-name="P1"><text:span text:style-name="T1">70717</text:span><text:span text:style-name="T1"><text:tab/></text:span><text:span text:style-name="T1">SAN PEDRO</text:span></text:p>
              <text:p text:style-name="P1"><text:span text:style-name="T1">70742</text:span><text:span text:style-name="T1"><text:tab/></text:span><text:span text:style-name="T1">SAN LUIS DE SINCE</text:span></text:p>
              <text:p text:style-name="P1"><text:span text:style-name="T1">70771</text:span><text:span text:style-name="T1"><text:tab/></text:span><text:span text:style-name="T1">SUCRE</text:span></text:p>
              <text:p text:style-name="P1"><text:span text:style-name="T1">70820</text:span><text:span text:style-name="T1"><text:tab/></text:span><text:span text:style-name="T1">SANTIAGO DE TOLU</text:span></text:p>
              <text:p text:style-name="P1"><text:span text:style-name="T1">70823</text:span><text:span text:style-name="T1"><text:tab/></text:span><text:span text:style-name="T1">TOLU VIEJO</text:span></text:p>
            </office:annotation>
            <text:p>municipio</text:p>
          </table:table-cell>
          <table:table-cell table:style-name="ce5" office:value-type="string" calcext:value-type="string">
            <office:annotation draw:style-name="gr5" draw:text-style-name="P2" svg:width="127mm" svg:height="117.93mm" svg:x="168.89mm" svg:y="0mm" draw:caption-point-x="-4.07mm" draw:caption-point-y="0.1mm">
              <dc:date>2017-01-18T00:00:00</dc:date>
              <text:p text:style-name="P1"><text:span text:style-name="T1">6</text:span><text:span text:style-name="T1"><text:tab/></text:span><text:span text:style-name="T1">wMAN Planeta Rica</text:span></text:p>
              <text:p text:style-name="P1"><text:span text:style-name="T1">7</text:span><text:span text:style-name="T1"><text:tab/></text:span><text:span text:style-name="T1">URBANIZACION PRIMERO PLANETA</text:span></text:p>
              <text:p text:style-name="P1"><text:span text:style-name="T1">9</text:span><text:span text:style-name="T1"><text:tab/></text:span><text:span text:style-name="T1">wMAN Monteria</text:span></text:p>
              <text:p text:style-name="P1"><text:span text:style-name="T1">10</text:span><text:span text:style-name="T1"><text:tab/></text:span><text:span text:style-name="T1">URBANIZACION LA GLORIA</text:span></text:p>
              <text:p text:style-name="P1"><text:span text:style-name="T1">11</text:span><text:span text:style-name="T1"><text:tab/></text:span><text:span text:style-name="T1">URBANIZACION EL RECUERDO</text:span></text:p>
              <text:p text:style-name="P1"><text:span text:style-name="T1">12</text:span><text:span text:style-name="T1"><text:tab/></text:span><text:span text:style-name="T1">FINZENU</text:span></text:p>
              <text:p text:style-name="P1"><text:span text:style-name="T1">13</text:span><text:span text:style-name="T1"><text:tab/></text:span><text:span text:style-name="T1">VILLA MELISA</text:span></text:p>
              <text:p text:style-name="P1"><text:span text:style-name="T1">14</text:span><text:span text:style-name="T1"><text:tab/></text:span><text:span text:style-name="T1">wMAN Cerete</text:span></text:p>
              <text:p text:style-name="P1"><text:span text:style-name="T1">15</text:span><text:span text:style-name="T1"><text:tab/></text:span><text:span text:style-name="T1">URBANIZACION ALTOS DE LAS ACACIAS</text:span></text:p>
              <text:p text:style-name="P1"><text:span text:style-name="T1">17</text:span><text:span text:style-name="T1"><text:tab/></text:span><text:span text:style-name="T1">wMAN Lorica</text:span></text:p>
              <text:p text:style-name="P1"><text:span text:style-name="T1">18</text:span><text:span text:style-name="T1"><text:tab/></text:span><text:span text:style-name="T1">URBANIZACION VICTORIA</text:span></text:p>
              <text:p text:style-name="P1"><text:span text:style-name="T1">19</text:span><text:span text:style-name="T1"><text:tab/></text:span><text:span text:style-name="T1">wMAN Momil</text:span></text:p>
              <text:p text:style-name="P1"><text:span text:style-name="T1">20</text:span><text:span text:style-name="T1"><text:tab/></text:span><text:span text:style-name="T1">URBANIZACION SAN FRANCISCO</text:span></text:p>
              <text:p text:style-name="P1"><text:span text:style-name="T1">21</text:span><text:span text:style-name="T1"><text:tab/></text:span><text:span text:style-name="T1">wMAN Purisima</text:span></text:p>
              <text:p text:style-name="P1"><text:span text:style-name="T1">22</text:span><text:span text:style-name="T1"><text:tab/></text:span><text:span text:style-name="T1">URBANIZACION PORTAL DE ADRIANA</text:span></text:p>
              <text:p text:style-name="P1"><text:span text:style-name="T1">24</text:span><text:span text:style-name="T1"><text:tab/></text:span><text:span text:style-name="T1">wMAN Sincelejo</text:span></text:p>
              <text:p text:style-name="P1"><text:span text:style-name="T1">25</text:span><text:span text:style-name="T1"><text:tab/></text:span><text:span text:style-name="T1">URBANIZACION ALTOS DE LA SABANA</text:span></text:p>
              <text:p text:style-name="P1"><text:span text:style-name="T1">26</text:span><text:span text:style-name="T1"><text:tab/></text:span><text:span text:style-name="T1">URBANIZACION TIERRA GRATA II ETAPA</text:span></text:p>
              <text:p text:style-name="P1"><text:span text:style-name="T1">27</text:span><text:span text:style-name="T1"><text:tab/></text:span><text:span text:style-name="T1">URBANIZACION VILLA ORIETA V ETAPA</text:span></text:p>
              <text:p text:style-name="P1"><text:span text:style-name="T1">28</text:span><text:span text:style-name="T1"><text:tab/></text:span><text:span text:style-name="T1">URBANIZACION VILLA KAREN</text:span></text:p>
              <text:p text:style-name="P1"><text:span text:style-name="T1">29</text:span><text:span text:style-name="T1"><text:tab/></text:span><text:span text:style-name="T1">wMAN Corozal</text:span></text:p>
              <text:p text:style-name="P1"><text:span text:style-name="T1">30</text:span><text:span text:style-name="T1"><text:tab/></text:span><text:span text:style-name="T1">URBANIZACION DIOS Y PUEBLO</text:span></text:p>
              <text:p text:style-name="P1"><text:span text:style-name="T1">31</text:span><text:span text:style-name="T1"><text:tab/></text:span><text:span text:style-name="T1">wMAN Sampues</text:span></text:p>
              <text:p text:style-name="P1"><text:span text:style-name="T1">32</text:span><text:span text:style-name="T1"><text:tab/></text:span><text:span text:style-name="T1">LA VICTORIA SAMPUES</text:span></text:p>
              <text:p text:style-name="P1"><text:span text:style-name="T1">34</text:span><text:span text:style-name="T1"><text:tab/></text:span><text:span text:style-name="T1">wMAN Since</text:span></text:p>
              <text:p text:style-name="P1"><text:span text:style-name="T1">35</text:span><text:span text:style-name="T1"><text:tab/></text:span><text:span text:style-name="T1">SANTA ISABEL</text:span></text:p>
              <text:p text:style-name="P1"><text:span text:style-name="T1">36</text:span><text:span text:style-name="T1"><text:tab/></text:span><text:span text:style-name="T1">wMAN Galeras</text:span></text:p>
              <text:p text:style-name="P1"><text:span text:style-name="T1">37</text:span><text:span text:style-name="T1"><text:tab/></text:span><text:span text:style-name="T1">URBANIZACIÓN CIUDADELA JERUSALEM</text:span></text:p>
            </office:annotation>
            <text:p>urbanizacion</text:p>
          </table:table-cell>
          <table:table-cell table:style-name="ce5" office:value-type="string" calcext:value-type="string">
            <office:annotation draw:style-name="gr5" draw:text-style-name="P2" svg:width="127mm" svg:height="117.93mm" svg:x="200.64mm" svg:y="0mm" draw:caption-point-x="-4.07mm" draw:caption-point-y="0.1mm">
              <dc:date>2017-01-18T00:00:00</dc:date>
              <text:p text:style-name="P1"><text:span text:style-name="T1">6</text:span><text:span text:style-name="T1"><text:tab/></text:span><text:span text:style-name="T1">wMAN Planeta Rica</text:span></text:p>
              <text:p text:style-name="P1"><text:span text:style-name="T1">7</text:span><text:span text:style-name="T1"><text:tab/></text:span><text:span text:style-name="T1">URBANIZACION PRIMERO PLANETA</text:span></text:p>
              <text:p text:style-name="P1"><text:span text:style-name="T1">9</text:span><text:span text:style-name="T1"><text:tab/></text:span><text:span text:style-name="T1">wMAN Monteria</text:span></text:p>
              <text:p text:style-name="P1"><text:span text:style-name="T1">10</text:span><text:span text:style-name="T1"><text:tab/></text:span><text:span text:style-name="T1">URBANIZACION LA GLORIA</text:span></text:p>
              <text:p text:style-name="P1"><text:span text:style-name="T1">11</text:span><text:span text:style-name="T1"><text:tab/></text:span><text:span text:style-name="T1">URBANIZACION EL RECUERDO</text:span></text:p>
              <text:p text:style-name="P1"><text:span text:style-name="T1">12</text:span><text:span text:style-name="T1"><text:tab/></text:span><text:span text:style-name="T1">FINZENU</text:span></text:p>
              <text:p text:style-name="P1"><text:span text:style-name="T1">13</text:span><text:span text:style-name="T1"><text:tab/></text:span><text:span text:style-name="T1">VILLA MELISA</text:span></text:p>
              <text:p text:style-name="P1"><text:span text:style-name="T1">14</text:span><text:span text:style-name="T1"><text:tab/></text:span><text:span text:style-name="T1">wMAN Cerete</text:span></text:p>
              <text:p text:style-name="P1"><text:span text:style-name="T1">15</text:span><text:span text:style-name="T1"><text:tab/></text:span><text:span text:style-name="T1">URBANIZACION ALTOS DE LAS ACACIAS</text:span></text:p>
              <text:p text:style-name="P1"><text:span text:style-name="T1">17</text:span><text:span text:style-name="T1"><text:tab/></text:span><text:span text:style-name="T1">wMAN Lorica</text:span></text:p>
              <text:p text:style-name="P1"><text:span text:style-name="T1">18</text:span><text:span text:style-name="T1"><text:tab/></text:span><text:span text:style-name="T1">URBANIZACION VICTORIA</text:span></text:p>
              <text:p text:style-name="P1"><text:span text:style-name="T1">19</text:span><text:span text:style-name="T1"><text:tab/></text:span><text:span text:style-name="T1">wMAN Momil</text:span></text:p>
              <text:p text:style-name="P1"><text:span text:style-name="T1">20</text:span><text:span text:style-name="T1"><text:tab/></text:span><text:span text:style-name="T1">URBANIZACION SAN FRANCISCO</text:span></text:p>
              <text:p text:style-name="P1"><text:span text:style-name="T1">21</text:span><text:span text:style-name="T1"><text:tab/></text:span><text:span text:style-name="T1">wMAN Purisima</text:span></text:p>
              <text:p text:style-name="P1"><text:span text:style-name="T1">22</text:span><text:span text:style-name="T1"><text:tab/></text:span><text:span text:style-name="T1">URBANIZACION PORTAL DE ADRIANA</text:span></text:p>
              <text:p text:style-name="P1"><text:span text:style-name="T1">24</text:span><text:span text:style-name="T1"><text:tab/></text:span><text:span text:style-name="T1">wMAN Sincelejo</text:span></text:p>
              <text:p text:style-name="P1"><text:span text:style-name="T1">25</text:span><text:span text:style-name="T1"><text:tab/></text:span><text:span text:style-name="T1">URBANIZACION ALTOS DE LA SABANA</text:span></text:p>
              <text:p text:style-name="P1"><text:span text:style-name="T1">26</text:span><text:span text:style-name="T1"><text:tab/></text:span><text:span text:style-name="T1">URBANIZACION TIERRA GRATA II ETAPA</text:span></text:p>
              <text:p text:style-name="P1"><text:span text:style-name="T1">27</text:span><text:span text:style-name="T1"><text:tab/></text:span><text:span text:style-name="T1">URBANIZACION VILLA ORIETA V ETAPA</text:span></text:p>
              <text:p text:style-name="P1"><text:span text:style-name="T1">28</text:span><text:span text:style-name="T1"><text:tab/></text:span><text:span text:style-name="T1">URBANIZACION VILLA KAREN</text:span></text:p>
              <text:p text:style-name="P1"><text:span text:style-name="T1">29</text:span><text:span text:style-name="T1"><text:tab/></text:span><text:span text:style-name="T1">wMAN Corozal</text:span></text:p>
              <text:p text:style-name="P1"><text:span text:style-name="T1">30</text:span><text:span text:style-name="T1"><text:tab/></text:span><text:span text:style-name="T1">URBANIZACION DIOS Y PUEBLO</text:span></text:p>
              <text:p text:style-name="P1"><text:span text:style-name="T1">31</text:span><text:span text:style-name="T1"><text:tab/></text:span><text:span text:style-name="T1">wMAN Sampues</text:span></text:p>
              <text:p text:style-name="P1"><text:span text:style-name="T1">32</text:span><text:span text:style-name="T1"><text:tab/></text:span><text:span text:style-name="T1">LA VICTORIA SAMPUES</text:span></text:p>
              <text:p text:style-name="P1"><text:span text:style-name="T1">34</text:span><text:span text:style-name="T1"><text:tab/></text:span><text:span text:style-name="T1">wMAN Since</text:span></text:p>
              <text:p text:style-name="P1"><text:span text:style-name="T1">35</text:span><text:span text:style-name="T1"><text:tab/></text:span><text:span text:style-name="T1">SANTA ISABEL</text:span></text:p>
              <text:p text:style-name="P1"><text:span text:style-name="T1">36</text:span><text:span text:style-name="T1"><text:tab/></text:span><text:span text:style-name="T1">wMAN Galeras</text:span></text:p>
              <text:p text:style-name="P1"><text:span text:style-name="T1">37</text:span><text:span text:style-name="T1"><text:tab/></text:span><text:span text:style-name="T1">URBANIZACIÓN CIUDADELA JERUSALEM</text:span></text:p>
            </office:annotation>
            <text:p>id_urbanizacion</text:p>
          </table:table-cell>
          <table:table-cell table:style-name="ce5" office:value-type="string" calcext:value-type="string">
            <office:annotation draw:style-name="gr3" draw:text-style-name="P2" svg:width="127mm" svg:height="10.29mm" svg:x="232.39mm" svg:y="7.82mm" draw:caption-point-x="-4.07mm" draw:caption-point-y="-7.72mm">
              <dc:date>2017-01-18T00:00:00</dc:date>
              <text:p text:style-name="P1"><text:span text:style-name="T1">95 HFC</text:span></text:p>
              <text:p text:style-name="P1"><text:span text:style-name="T1">96 wMAn</text:span></text:p>
            </office:annotation>
            <text:p>tipo_tecnologia</text:p>
          </table:table-cell>
          <table:table-cell table:style-name="ce5" office:value-type="string" calcext:value-type="string">
            <office:annotation draw:style-name="gr1" draw:text-style-name="P2" svg:width="127mm" svg:height="9.52mm" svg:x="264.14mm" svg:y="8.2mm" draw:caption-point-x="-4.07mm" draw:caption-point-y="-8.1mm">
              <dc:date>2017-01-18T00:00:00</dc:date>
              <text:p text:style-name="P1"><text:span text:style-name="T1">Alfanumérico sin puntos ni doble punto (. o :)</text:span></text:p>
            </office:annotation>
            <text:p>MAC del Master EOC</text:p>
          </table:table-cell>
          <table:table-cell table:style-name="ce5" office:value-type="string" calcext:value-type="string">
            <office:annotation draw:style-name="gr1" draw:text-style-name="P2" svg:width="127mm" svg:height="9.52mm" svg:x="295.89mm" svg:y="8.2mm" draw:caption-point-x="-4.07mm" draw:caption-point-y="-8.1mm">
              <dc:date>2017-01-18T00:00:00</dc:date>
              <text:p text:style-name="P1"><text:span text:style-name="T1">Numérico</text:span></text:p>
            </office:annotation>
            <text:p>IP del Master EOC</text:p>
          </table:table-cell>
          <table:table-cell table:style-name="ce5" office:value-type="string" calcext:value-type="string">
            <office:annotation draw:style-name="gr1" draw:text-style-name="P2" svg:width="127mm" svg:height="9.52mm" svg:x="327.64mm" svg:y="8.2mm" draw:caption-point-x="-4.07mm" draw:caption-point-y="-8.1mm">
              <dc:date>2017-01-18T00:00:00</dc:date>
              <text:p text:style-name="P1"><text:span text:style-name="T1">Alfanumérico sin puntos ni doble punto (. o :)</text:span></text:p>
            </office:annotation>
            <text:p>MAC ONU</text:p>
          </table:table-cell>
          <table:table-cell table:style-name="ce5" office:value-type="string" calcext:value-type="string">
            <text:p>IP ONU</text:p>
          </table:table-cell>
          <table:table-cell table:style-name="ce5" office:value-type="string" calcext:value-type="string">
            <office:annotation draw:style-name="gr1" draw:text-style-name="P2" svg:width="127mm" svg:height="9.52mm" svg:x="391.14mm" svg:y="8.2mm" draw:caption-point-x="-4.07mm" draw:caption-point-y="-8.1mm">
              <dc:date>2017-01-18T00:00:00</dc:date>
              <text:p text:style-name="P1"><text:span text:style-name="T1">Alfanumérico sin puntos ni doble punto (. o :)</text:span></text:p>
            </office:annotation>
            <text:p>MAC HUB</text:p>
          </table:table-cell>
          <table:table-cell table:style-name="ce5" office:value-type="string" calcext:value-type="string">
            <text:p>IP HUB</text:p>
          </table:table-cell>
          <table:table-cell table:style-name="ce5" office:value-type="string" calcext:value-type="string">
            <office:annotation draw:style-name="gr1" draw:text-style-name="P2" svg:width="127mm" svg:height="9.52mm" svg:x="454.64mm" svg:y="8.2mm" draw:caption-point-x="-4.07mm" draw:caption-point-y="-8.1mm">
              <dc:date>2017-01-18T00:00:00</dc:date>
              <text:p text:style-name="P1"><text:span text:style-name="T1">Alfanumérico sin puntos ni doble punto (. o :)</text:span></text:p>
            </office:annotation>
            <text:p>MAC-CPE</text:p>
          </table:table-cell>
          <table:table-cell table:style-name="ce6" office:value-type="string" calcext:value-type="string">
            <office:annotation draw:style-name="gr1" draw:text-style-name="P2" svg:width="127mm" svg:height="9.52mm" svg:x="486.39mm" svg:y="8.2mm" draw:caption-point-x="-4.07mm" draw:caption-point-y="-8.1mm">
              <dc:date>2017-01-18T00:00:00</dc:date>
              <text:p text:style-name="P1"><text:span text:style-name="T1">Alfanumérico sin puntos ni doble punto (. o :)</text:span></text:p>
            </office:annotation>
            <text:p>mac_celda</text:p>
          </table:table-cell>
          <table:table-cell table:style-name="ce6" office:value-type="string" calcext:value-type="string">
            <text:p>ip_celda</text:p>
          </table:table-cell>
          <table:table-cell table:style-name="ce6" office:value-type="string" calcext:value-type="string">
            <text:p>nombre_nodo</text:p>
          </table:table-cell>
          <table:table-cell table:style-name="ce6" office:value-type="string" calcext:value-type="string">
            <text:p>nombre_sectorial</text:p>
          </table:table-cell>
          <table:table-cell table:style-name="ce6" office:value-type="string" calcext:value-type="string">
            <text:p>ip_switch_celda</text:p>
          </table:table-cell>
          <table:table-cell table:style-name="ce6" office:value-type="string" calcext:value-type="string">
            <office:annotation draw:style-name="gr1" draw:text-style-name="P2" svg:width="127mm" svg:height="9.52mm" svg:x="645.14mm" svg:y="8.2mm" draw:caption-point-x="-4.07mm" draw:caption-point-y="-8.1mm">
              <dc:date>2017-01-18T00:00:00</dc:date>
              <text:p text:style-name="P1"><text:span text:style-name="T1">Alfanumérico sin puntos ni doble punto (. o :)</text:span></text:p>
            </office:annotation>
            <text:p>mac_sm_celda</text:p>
          </table:table-cell>
          <table:table-cell table:style-name="ce6" office:value-type="string" calcext:value-type="string">
            <text:p>ip_sm_celda</text:p>
          </table:table-cell>
          <table:table-cell table:style-name="ce6" office:value-type="string" calcext:value-type="string">
            <office:annotation draw:style-name="gr1" draw:text-style-name="P2" svg:width="127mm" svg:height="9.52mm" svg:x="708.64mm" svg:y="8.2mm" draw:caption-point-x="-4.07mm" draw:caption-point-y="-8.1mm">
              <dc:date>2017-01-18T00:00:00</dc:date>
              <text:p text:style-name="P1"><text:span text:style-name="T1">Alfanumérico sin puntos ni doble punto (. o :)</text:span></text:p>
            </office:annotation>
            <text:p>mac_cpe_celd</text:p>
          </table:table-cell>
          <table:table-cell table:style-name="ce5" office:value-type="string" calcext:value-type="string">
            <office:annotation draw:style-name="gr3" draw:text-style-name="P2" svg:width="127mm" svg:height="10.29mm" svg:x="740.39mm" svg:y="7.82mm" draw:caption-point-x="-4.07mm" draw:caption-point-y="-7.72mm">
              <dc:date>2017-01-18T00:00:00</dc:date>
              <text:p text:style-name="P1"><text:span text:style-name="T1">FALSE si está inhabiitado</text:span></text:p>
              <text:p text:style-name="P1"><text:span text:style-name="T1">TRUE si está habilitado</text:span></text:p>
            </office:annotation>
            <text:p>estado_registro</text:p>
          </table:table-cell>
          <table:table-cell table:style-name="ce5" office:value-type="string" calcext:value-type="string">
            <text:p>latitud</text:p>
          </table:table-cell>
          <table:table-cell table:style-name="ce5" office:value-type="string" calcext:value-type="string">
            <text:p>longitud</text:p>
          </table:table-cell>
          <table:table-cell table:style-name="ce5" office:value-type="string" calcext:value-type="string">
            <office:annotation draw:style-name="gr1" draw:text-style-name="P2" svg:width="127mm" svg:height="9.52mm" svg:x="835.64mm" svg:y="8.2mm" draw:caption-point-x="-4.07mm" draw:caption-point-y="-8.1mm">
              <dc:date>2017-01-18T00:00:00</dc:date>
              <text:p text:style-name="P1"><text:span text:style-name="T1">Alfanumérico sin puntos ni doble punto (. o :) en MINUSCULAS</text:span></text:p>
            </office:annotation>
            <text:p>macesclavo1</text:p>
          </table:table-cell>
          <table:table-cell table:style-name="ce5" office:value-type="string" calcext:value-type="string">
            <text:p>port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S3-SI-02</text:p>
          </table:table-cell>
          <table:table-cell table:style-name="ce6" office:value-type="string" calcext:value-type="string">
            <text:p>S3-SI-11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0742" calcext:value-type="float">
            <text:p>70742</text:p>
          </table:table-cell>
          <table:table-cell table:style-name="ce6" office:value-type="string" calcext:value-type="string">
            <text:p>SANTA ISABEL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95" calcext:value-type="float">
            <text:p>95</text:p>
          </table:table-cell>
          <table:table-cell table:style-name="ce6" office:value-type="string" calcext:value-type="string">
            <text:p>E067B320565A</text:p>
          </table:table-cell>
          <table:table-cell table:style-name="ce6" office:value-type="string" calcext:value-type="string">
            <text:p>172.16.20.12</text:p>
          </table:table-cell>
          <table:table-cell table:style-name="ce6" office:value-type="string" calcext:value-type="string">
            <text:p>E067B31701E3</text:p>
          </table:table-cell>
          <table:table-cell table:style-name="ce6" office:value-type="string" calcext:value-type="string">
            <text:p>192.168.101.1</text:p>
          </table:table-cell>
          <table:table-cell table:number-columns-repeated="11" table:style-name="ce6" office:value-type="string" calcext:value-type="string">
            <text:p>N/A</text:p>
          </table:table-cell>
          <table:table-cell table:style-name="ce6" office:value-type="string" calcext:value-type="string">
            <text:p>VERDADERO</text:p>
          </table:table-cell>
          <table:table-cell table:style-name="ce6" office:value-type="string" calcext:value-type="string">
            <text:p>9°15'18.09''N</text:p>
          </table:table-cell>
          <table:table-cell table:style-name="ce6" office:value-type="string" calcext:value-type="string">
            <text:p>75° 8'46.23''O</text:p>
          </table:table-cell>
          <table:table-cell table:style-name="ce6" office:value-type="float" office:value="234" calcext:value-type="float">
            <text:p>234</text:p>
          </table:table-cell>
          <table:table-cell table:style-name="ce6"/>
          <table:table-cell table:number-columns-repeated="997"/>
        </table:table-row>
        <table:table-row table:style-name="ro2">
          <table:table-cell table:style-name="ce6" office:value-type="string" calcext:value-type="string">
            <text:p>S3-SI-02</text:p>
          </table:table-cell>
          <table:table-cell table:style-name="ce6" office:value-type="string" calcext:value-type="string">
            <text:p>S3-SI-11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0742" calcext:value-type="float">
            <text:p>70742</text:p>
          </table:table-cell>
          <table:table-cell table:style-name="ce6" office:value-type="string" calcext:value-type="string">
            <text:p>SANTA ISABEL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95" calcext:value-type="float">
            <text:p>95</text:p>
          </table:table-cell>
          <table:table-cell table:style-name="ce6" office:value-type="string" calcext:value-type="string">
            <text:p>E067B320565A</text:p>
          </table:table-cell>
          <table:table-cell table:style-name="ce6" office:value-type="string" calcext:value-type="string">
            <text:p>172.16.20.12</text:p>
          </table:table-cell>
          <table:table-cell table:style-name="ce6" office:value-type="string" calcext:value-type="string">
            <text:p>E067B31701E3</text:p>
          </table:table-cell>
          <table:table-cell table:style-name="ce6" office:value-type="string" calcext:value-type="string">
            <text:p>192.168.101.1</text:p>
          </table:table-cell>
          <table:table-cell table:number-columns-repeated="11" table:style-name="ce6" office:value-type="string" calcext:value-type="string">
            <text:p>N/A</text:p>
          </table:table-cell>
          <table:table-cell table:style-name="ce6" office:value-type="string" calcext:value-type="string">
            <text:p>VERDADERO</text:p>
          </table:table-cell>
          <table:table-cell table:style-name="ce6" office:value-type="string" calcext:value-type="string">
            <text:p>9°15'18.09''N</text:p>
          </table:table-cell>
          <table:table-cell table:style-name="ce6" office:value-type="string" calcext:value-type="string">
            <text:p>75° 8'46.23''O</text:p>
          </table:table-cell>
          <table:table-cell table:style-name="ce6" office:value-type="float" office:value="234" calcext:value-type="float">
            <text:p>234</text:p>
          </table:table-cell>
          <table:table-cell table:style-name="ce6"/>
          <table:table-cell table:number-columns-repeated="997"/>
        </table:table-row>
        <table:table-row table:style-name="ro2">
          <table:table-cell table:style-name="ce6" office:value-type="string" calcext:value-type="string">
            <text:p>S3-SI-02</text:p>
          </table:table-cell>
          <table:table-cell table:style-name="ce6" office:value-type="string" calcext:value-type="string">
            <text:p>S3-SI-11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0742" calcext:value-type="float">
            <text:p>70742</text:p>
          </table:table-cell>
          <table:table-cell table:style-name="ce6" office:value-type="string" calcext:value-type="string">
            <text:p>SANTA ISABEL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95" calcext:value-type="float">
            <text:p>95</text:p>
          </table:table-cell>
          <table:table-cell table:style-name="ce6" office:value-type="string" calcext:value-type="string">
            <text:p>E067B320565A</text:p>
          </table:table-cell>
          <table:table-cell table:style-name="ce6" office:value-type="string" calcext:value-type="string">
            <text:p>172.16.20.12</text:p>
          </table:table-cell>
          <table:table-cell table:style-name="ce6" office:value-type="string" calcext:value-type="string">
            <text:p>E067B31701E3</text:p>
          </table:table-cell>
          <table:table-cell table:style-name="ce6" office:value-type="string" calcext:value-type="string">
            <text:p>192.168.101.1</text:p>
          </table:table-cell>
          <table:table-cell table:number-columns-repeated="11" table:style-name="ce6" office:value-type="string" calcext:value-type="string">
            <text:p>N/A</text:p>
          </table:table-cell>
          <table:table-cell table:style-name="ce6" office:value-type="string" calcext:value-type="string">
            <text:p>VERDADERO</text:p>
          </table:table-cell>
          <table:table-cell table:style-name="ce6" office:value-type="string" calcext:value-type="string">
            <text:p>9°15'18.09''N</text:p>
          </table:table-cell>
          <table:table-cell table:style-name="ce6" office:value-type="string" calcext:value-type="string">
            <text:p>75° 8'46.23''O</text:p>
          </table:table-cell>
          <table:table-cell table:style-name="ce6" office:value-type="float" office:value="444" calcext:value-type="float">
            <text:p>444</text:p>
          </table:table-cell>
          <table:table-cell table:style-name="ce6"/>
          <table:table-cell table:number-columns-repeated="997"/>
        </table:table-row>
        <table:table-row table:style-name="ro2">
          <table:table-cell table:style-name="ce6" office:value-type="string" calcext:value-type="string">
            <text:p>S3-SI-02</text:p>
          </table:table-cell>
          <table:table-cell table:style-name="ce6" office:value-type="string" calcext:value-type="string">
            <text:p>S3-SI-11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0742" calcext:value-type="float">
            <text:p>70742</text:p>
          </table:table-cell>
          <table:table-cell table:style-name="ce6" office:value-type="string" calcext:value-type="string">
            <text:p>SANTA ISABEL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95" calcext:value-type="float">
            <text:p>95</text:p>
          </table:table-cell>
          <table:table-cell table:style-name="ce6" office:value-type="string" calcext:value-type="string">
            <text:p>E067B320565A</text:p>
          </table:table-cell>
          <table:table-cell table:style-name="ce6" office:value-type="string" calcext:value-type="string">
            <text:p>172.16.20.12</text:p>
          </table:table-cell>
          <table:table-cell table:style-name="ce6" office:value-type="string" calcext:value-type="string">
            <text:p>E067B31701E3</text:p>
          </table:table-cell>
          <table:table-cell table:style-name="ce6" office:value-type="string" calcext:value-type="string">
            <text:p>192.168.101.1</text:p>
          </table:table-cell>
          <table:table-cell table:number-columns-repeated="11" table:style-name="ce6" office:value-type="string" calcext:value-type="string">
            <text:p>N/A</text:p>
          </table:table-cell>
          <table:table-cell table:style-name="ce6" office:value-type="string" calcext:value-type="string">
            <text:p>VERDADERO</text:p>
          </table:table-cell>
          <table:table-cell table:style-name="ce6" office:value-type="string" calcext:value-type="string">
            <text:p>9°15'18.09''N</text:p>
          </table:table-cell>
          <table:table-cell table:style-name="ce6" office:value-type="string" calcext:value-type="string">
            <text:p>75° 8'46.23''O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 table:number-columns-repeated="997"/>
        </table:table-row>
        <table:table-row table:style-name="ro2">
          <table:table-cell table:style-name="ce6" office:value-type="string" calcext:value-type="string">
            <text:p>S3-SI-02</text:p>
          </table:table-cell>
          <table:table-cell table:style-name="ce6" office:value-type="string" calcext:value-type="string">
            <text:p>S3-SI-11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0742" calcext:value-type="float">
            <text:p>70742</text:p>
          </table:table-cell>
          <table:table-cell table:style-name="ce6" office:value-type="string" calcext:value-type="string">
            <text:p>SANTA ISABEL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95" calcext:value-type="float">
            <text:p>95</text:p>
          </table:table-cell>
          <table:table-cell table:style-name="ce6" office:value-type="string" calcext:value-type="string">
            <text:p>E067B320565A</text:p>
          </table:table-cell>
          <table:table-cell table:style-name="ce6" office:value-type="string" calcext:value-type="string">
            <text:p>172.16.20.12</text:p>
          </table:table-cell>
          <table:table-cell table:style-name="ce6" office:value-type="string" calcext:value-type="string">
            <text:p>E067B31701E3</text:p>
          </table:table-cell>
          <table:table-cell table:style-name="ce6" office:value-type="string" calcext:value-type="string">
            <text:p>192.168.101.1</text:p>
          </table:table-cell>
          <table:table-cell table:number-columns-repeated="11" table:style-name="ce6" office:value-type="string" calcext:value-type="string">
            <text:p>N/A</text:p>
          </table:table-cell>
          <table:table-cell table:style-name="ce6" office:value-type="string" calcext:value-type="string">
            <text:p>VERDADERO</text:p>
          </table:table-cell>
          <table:table-cell table:style-name="ce6" office:value-type="string" calcext:value-type="string">
            <text:p>9°15'18.09''N</text:p>
          </table:table-cell>
          <table:table-cell table:style-name="ce6" office:value-type="string" calcext:value-type="string">
            <text:p>75° 8'46.23''O</text:p>
          </table:table-cell>
          <table:table-cell table:style-name="ce6" office:value-type="float" office:value="23423" calcext:value-type="float">
            <text:p>23423</text:p>
          </table:table-cell>
          <table:table-cell table:style-name="ce6"/>
          <table:table-cell table:number-columns-repeated="997"/>
        </table:table-row>
        <table:table-row table:style-name="ro2">
          <table:table-cell table:style-name="ce6" office:value-type="string" calcext:value-type="string">
            <text:p>S3-SI-02</text:p>
          </table:table-cell>
          <table:table-cell table:style-name="ce6" office:value-type="string" calcext:value-type="string">
            <text:p>S3-SI-11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0742" calcext:value-type="float">
            <text:p>70742</text:p>
          </table:table-cell>
          <table:table-cell table:style-name="ce6" office:value-type="string" calcext:value-type="string">
            <text:p>SANTA ISABEL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95" calcext:value-type="float">
            <text:p>95</text:p>
          </table:table-cell>
          <table:table-cell table:style-name="ce6" office:value-type="string" calcext:value-type="string">
            <text:p>E067B320565A</text:p>
          </table:table-cell>
          <table:table-cell table:style-name="ce6" office:value-type="string" calcext:value-type="string">
            <text:p>172.16.20.12</text:p>
          </table:table-cell>
          <table:table-cell table:style-name="ce6" office:value-type="string" calcext:value-type="string">
            <text:p>E067B31701E3</text:p>
          </table:table-cell>
          <table:table-cell table:style-name="ce6" office:value-type="string" calcext:value-type="string">
            <text:p>192.168.101.1</text:p>
          </table:table-cell>
          <table:table-cell table:number-columns-repeated="11" table:style-name="ce6" office:value-type="string" calcext:value-type="string">
            <text:p>N/A</text:p>
          </table:table-cell>
          <table:table-cell table:style-name="ce6" office:value-type="string" calcext:value-type="string">
            <text:p>VERDADERO</text:p>
          </table:table-cell>
          <table:table-cell table:style-name="ce6" office:value-type="string" calcext:value-type="string">
            <text:p>9°15'18.09''N</text:p>
          </table:table-cell>
          <table:table-cell table:style-name="ce6" office:value-type="string" calcext:value-type="string">
            <text:p>75° 8'46.23''O</text:p>
          </table:table-cell>
          <table:table-cell table:style-name="ce6" office:value-type="string" calcext:value-type="string">
            <text:p>44sfsdrwer</text:p>
          </table:table-cell>
          <table:table-cell table:style-name="ce6"/>
          <table:table-cell table:number-columns-repeated="997"/>
        </table:table-row>
        <table:table-row table:style-name="ro2" table:number-rows-repeated="108">
          <table:table-cell table:style-name="ce6" table:number-columns-repeated="2"/>
          <table:table-cell table:style-name="ce11" table:number-columns-repeated="2"/>
          <table:table-cell table:style-name="ce6"/>
          <table:table-cell table:style-name="ce11" table:number-columns-repeated="2"/>
          <table:table-cell table:style-name="ce6" table:number-columns-repeated="15"/>
          <table:table-cell table:style-name="ce12"/>
          <table:table-cell table:style-name="ce6" table:number-columns-repeated="4"/>
          <table:table-cell table:number-columns-repeated="997"/>
        </table:table-row>
        <table:table-row table:style-name="ro3" table:number-rows-repeated="1048362">
          <table:table-cell table:number-columns-repeated="1024"/>
        </table:table-row>
        <table:table-row table:style-name="ro5" table:number-rows-repeated="9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wMAN" table:style-name="ta1">
        <table:table-column table:style-name="co12" table:default-cell-style-name="Default"/>
        <table:table-column table:style-name="co11" table:number-columns-repeated="16" table:default-cell-style-name="Default"/>
        <table:table-column table:style-name="co13" table:default-cell-style-name="Default"/>
        <table:table-column table:style-name="co11" table:number-columns-repeated="1006" table:default-cell-style-name="Default"/>
        <table:table-row table:style-name="ro2">
          <table:table-cell table:style-name="ce5" office:value-type="string" calcext:value-type="string">
            <office:annotation draw:style-name="gr1" draw:text-style-name="P2" svg:width="127mm" svg:height="9.52mm" svg:x="38.85mm" svg:y="8.2mm" draw:caption-point-x="-4.07mm" draw:caption-point-y="-8.1mm">
              <dc:date>2017-01-18T00:00:00</dc:date>
              <text:p text:style-name="P1"><text:span text:style-name="T1">Aquí va el nombre del Nodo o de la Celda, depende el caso</text:span></text:p>
            </office:annotation>
            <text:p>codigo_nodoOcelda</text:p>
          </table:table-cell>
          <table:table-cell table:style-name="ce5" office:value-type="string" calcext:value-type="string">
            <office:annotation draw:style-name="gr1" draw:text-style-name="P2" svg:width="127mm" svg:height="9.52mm" svg:x="70.6mm" svg:y="8.2mm" draw:caption-point-x="-4.07mm" draw:caption-point-y="-8.1mm">
              <dc:date>2017-01-18T00:00:00</dc:date>
              <text:p text:style-name="P1"><text:span text:style-name="T1">Código de la cabecera asociada</text:span></text:p>
            </office:annotation>
            <text:p>codigo_cabecera</text:p>
          </table:table-cell>
          <table:table-cell table:style-name="ce5" office:value-type="string" calcext:value-type="string">
            <office:annotation draw:style-name="gr3" draw:text-style-name="P2" svg:width="127mm" svg:height="10.29mm" svg:x="102.35mm" svg:y="7.82mm" draw:caption-point-x="-4.07mm" draw:caption-point-y="-7.72mm">
              <dc:date>2017-01-18T00:00:00</dc:date>
              <text:p text:style-name="P1"><text:span text:style-name="T1">70 Sincelejo</text:span></text:p>
              <text:p text:style-name="P1"><text:span text:style-name="T1">23 Córdoba</text:span></text:p>
            </office:annotation>
            <text:p>departamento</text:p>
          </table:table-cell>
          <table:table-cell table:style-name="ce5" office:value-type="string" calcext:value-type="string">
            <office:annotation draw:style-name="gr4" draw:text-style-name="P2" svg:width="127mm" svg:height="225.57mm" svg:x="134.1mm" svg:y="0mm" draw:caption-point-x="-4.07mm" draw:caption-point-y="0.1mm">
              <dc:date>2017-01-18T00:00:00</dc:date>
              <text:p text:style-name="P1"><text:span text:style-name="T1">23001</text:span><text:span text:style-name="T1"><text:tab/></text:span><text:span text:style-name="T1">MONTERIA</text:span></text:p>
              <text:p text:style-name="P1"><text:span text:style-name="T1">23068</text:span><text:span text:style-name="T1"><text:tab/></text:span><text:span text:style-name="T1">AYAPEL</text:span></text:p>
              <text:p text:style-name="P1"><text:span text:style-name="T1">23079</text:span><text:span text:style-name="T1"><text:tab/></text:span><text:span text:style-name="T1">BUENAVISTA</text:span></text:p>
              <text:p text:style-name="P1"><text:span text:style-name="T1">23090</text:span><text:span text:style-name="T1"><text:tab/></text:span><text:span text:style-name="T1">CANALETE</text:span></text:p>
              <text:p text:style-name="P1"><text:span text:style-name="T1">23162</text:span><text:span text:style-name="T1"><text:tab/></text:span><text:span text:style-name="T1">CERETE</text:span></text:p>
              <text:p text:style-name="P1"><text:span text:style-name="T1">23168</text:span><text:span text:style-name="T1"><text:tab/></text:span><text:span text:style-name="T1">CHIMA</text:span></text:p>
              <text:p text:style-name="P1"><text:span text:style-name="T1">23182</text:span><text:span text:style-name="T1"><text:tab/></text:span><text:span text:style-name="T1">CHINU</text:span></text:p>
              <text:p text:style-name="P1"><text:span text:style-name="T1">23189</text:span><text:span text:style-name="T1"><text:tab/></text:span><text:span text:style-name="T1">CIENAGA DE ORO</text:span></text:p>
              <text:p text:style-name="P1"><text:span text:style-name="T1">23300</text:span><text:span text:style-name="T1"><text:tab/></text:span><text:span text:style-name="T1">COTORRA</text:span></text:p>
              <text:p text:style-name="P1"><text:span text:style-name="T1">23350</text:span><text:span text:style-name="T1"><text:tab/></text:span><text:span text:style-name="T1">LA APARTADA</text:span></text:p>
              <text:p text:style-name="P1"><text:span text:style-name="T1">23417</text:span><text:span text:style-name="T1"><text:tab/></text:span><text:span text:style-name="T1">LORICA</text:span></text:p>
              <text:p text:style-name="P1"><text:span text:style-name="T1">23419</text:span><text:span text:style-name="T1"><text:tab/></text:span><text:span text:style-name="T1">LOS CORDOBAS</text:span></text:p>
              <text:p text:style-name="P1"><text:span text:style-name="T1">23464</text:span><text:span text:style-name="T1"><text:tab/></text:span><text:span text:style-name="T1">MOMIL</text:span></text:p>
              <text:p text:style-name="P1"><text:span text:style-name="T1">23466</text:span><text:span text:style-name="T1"><text:tab/></text:span><text:span text:style-name="T1">MONTELIBANO</text:span></text:p>
              <text:p text:style-name="P1"><text:span text:style-name="T1">23500</text:span><text:span text:style-name="T1"><text:tab/></text:span><text:span text:style-name="T1">MOÑITOS</text:span></text:p>
              <text:p text:style-name="P1"><text:span text:style-name="T1">23555</text:span><text:span text:style-name="T1"><text:tab/></text:span><text:span text:style-name="T1">PLANETA RICA</text:span></text:p>
              <text:p text:style-name="P1"><text:span text:style-name="T1">23570</text:span><text:span text:style-name="T1"><text:tab/></text:span><text:span text:style-name="T1">PUEBLO NUEVO</text:span></text:p>
              <text:p text:style-name="P1"><text:span text:style-name="T1">23574</text:span><text:span text:style-name="T1"><text:tab/></text:span><text:span text:style-name="T1">PUERTO ESCONDIDO</text:span></text:p>
              <text:p text:style-name="P1"><text:span text:style-name="T1">23580</text:span><text:span text:style-name="T1"><text:tab/></text:span><text:span text:style-name="T1">PUERTO LIBERTADOR</text:span></text:p>
              <text:p text:style-name="P1"><text:span text:style-name="T1">23586</text:span><text:span text:style-name="T1"><text:tab/></text:span><text:span text:style-name="T1">PURISIMA</text:span></text:p>
              <text:p text:style-name="P1"><text:span text:style-name="T1">23660</text:span><text:span text:style-name="T1"><text:tab/></text:span><text:span text:style-name="T1">SAHAGUN</text:span></text:p>
              <text:p text:style-name="P1"><text:span text:style-name="T1">23670</text:span><text:span text:style-name="T1"><text:tab/></text:span><text:span text:style-name="T1">SAN ANDRES SOTAVENTO</text:span></text:p>
              <text:p text:style-name="P1"><text:span text:style-name="T1">23672</text:span><text:span text:style-name="T1"><text:tab/></text:span><text:span text:style-name="T1">SAN ANTERO</text:span></text:p>
              <text:p text:style-name="P1"><text:span text:style-name="T1">23675</text:span><text:span text:style-name="T1"><text:tab/></text:span><text:span text:style-name="T1">SAN BERNARDO DEL VIENTO</text:span></text:p>
              <text:p text:style-name="P1"><text:span text:style-name="T1">23678</text:span><text:span text:style-name="T1"><text:tab/></text:span><text:span text:style-name="T1">SAN CARLOS</text:span></text:p>
              <text:p text:style-name="P1"><text:span text:style-name="T1">23686</text:span><text:span text:style-name="T1"><text:tab/></text:span><text:span text:style-name="T1">SAN PELAYO</text:span></text:p>
              <text:p text:style-name="P1"><text:span text:style-name="T1">23807</text:span><text:span text:style-name="T1"><text:tab/></text:span><text:span text:style-name="T1">TIERRALTA</text:span></text:p>
              <text:p text:style-name="P1"><text:span text:style-name="T1">23855</text:span><text:span text:style-name="T1"><text:tab/></text:span><text:span text:style-name="T1">VALENCIA</text:span></text:p>
              <text:p text:style-name="P1"><text:span text:style-name="T1">70001</text:span><text:span text:style-name="T1"><text:tab/></text:span><text:span text:style-name="T1">SINCELEJO</text:span></text:p>
              <text:p text:style-name="P1"><text:span text:style-name="T1">70110</text:span><text:span text:style-name="T1"><text:tab/></text:span><text:span text:style-name="T1">BUENAVISTA</text:span></text:p>
              <text:p text:style-name="P1"><text:span text:style-name="T1">70124</text:span><text:span text:style-name="T1"><text:tab/></text:span><text:span text:style-name="T1">CAIMITO</text:span></text:p>
              <text:p text:style-name="P1"><text:span text:style-name="T1">70204</text:span><text:span text:style-name="T1"><text:tab/></text:span><text:span text:style-name="T1">COLOSO</text:span></text:p>
              <text:p text:style-name="P1"><text:span text:style-name="T1">70215</text:span><text:span text:style-name="T1"><text:tab/></text:span><text:span text:style-name="T1">COROZAL</text:span></text:p>
              <text:p text:style-name="P1"><text:span text:style-name="T1">70221</text:span><text:span text:style-name="T1"><text:tab/></text:span><text:span text:style-name="T1">COVEÑAS</text:span></text:p>
              <text:p text:style-name="P1"><text:span text:style-name="T1">70230</text:span><text:span text:style-name="T1"><text:tab/></text:span><text:span text:style-name="T1">CHALAN</text:span></text:p>
              <text:p text:style-name="P1"><text:span text:style-name="T1">70233</text:span><text:span text:style-name="T1"><text:tab/></text:span><text:span text:style-name="T1">EL ROBLE</text:span></text:p>
              <text:p text:style-name="P1"><text:span text:style-name="T1">70235</text:span><text:span text:style-name="T1"><text:tab/></text:span><text:span text:style-name="T1">GALERAS</text:span></text:p>
              <text:p text:style-name="P1"><text:span text:style-name="T1">70265</text:span><text:span text:style-name="T1"><text:tab/></text:span><text:span text:style-name="T1">GUARANDA</text:span></text:p>
              <text:p text:style-name="P1"><text:span text:style-name="T1">70400</text:span><text:span text:style-name="T1"><text:tab/></text:span><text:span text:style-name="T1">LA UNION</text:span></text:p>
              <text:p text:style-name="P1"><text:span text:style-name="T1">70418</text:span><text:span text:style-name="T1"><text:tab/></text:span><text:span text:style-name="T1">LOS PALMITOS</text:span></text:p>
              <text:p text:style-name="P1"><text:span text:style-name="T1">70429</text:span><text:span text:style-name="T1"><text:tab/></text:span><text:span text:style-name="T1">MAJAGUAL</text:span></text:p>
              <text:p text:style-name="P1"><text:span text:style-name="T1">70473</text:span><text:span text:style-name="T1"><text:tab/></text:span><text:span text:style-name="T1">MORROA</text:span></text:p>
              <text:p text:style-name="P1"><text:span text:style-name="T1">70508</text:span><text:span text:style-name="T1"><text:tab/></text:span><text:span text:style-name="T1">OVEJAS</text:span></text:p>
              <text:p text:style-name="P1"><text:span text:style-name="T1">70523</text:span><text:span text:style-name="T1"><text:tab/></text:span><text:span text:style-name="T1">PALMITO</text:span></text:p>
              <text:p text:style-name="P1"><text:span text:style-name="T1">70670</text:span><text:span text:style-name="T1"><text:tab/></text:span><text:span text:style-name="T1">SAMPUES</text:span></text:p>
              <text:p text:style-name="P1"><text:span text:style-name="T1">70678</text:span><text:span text:style-name="T1"><text:tab/></text:span><text:span text:style-name="T1">SAN BENITO ABAD</text:span></text:p>
              <text:p text:style-name="P1"><text:span text:style-name="T1">70702</text:span><text:span text:style-name="T1"><text:tab/></text:span><text:span text:style-name="T1">SAN JUAN DE BETULIA</text:span></text:p>
              <text:p text:style-name="P1"><text:span text:style-name="T1">70708</text:span><text:span text:style-name="T1"><text:tab/></text:span><text:span text:style-name="T1">SAN MARCOS</text:span></text:p>
              <text:p text:style-name="P1"><text:span text:style-name="T1">70713</text:span><text:span text:style-name="T1"><text:tab/></text:span><text:span text:style-name="T1">SAN ONOFRE</text:span></text:p>
              <text:p text:style-name="P1"><text:span text:style-name="T1">70717</text:span><text:span text:style-name="T1"><text:tab/></text:span><text:span text:style-name="T1">SAN PEDRO</text:span></text:p>
              <text:p text:style-name="P1"><text:span text:style-name="T1">70742</text:span><text:span text:style-name="T1"><text:tab/></text:span><text:span text:style-name="T1">SAN LUIS DE SINCE</text:span></text:p>
              <text:p text:style-name="P1"><text:span text:style-name="T1">70771</text:span><text:span text:style-name="T1"><text:tab/></text:span><text:span text:style-name="T1">SUCRE</text:span></text:p>
              <text:p text:style-name="P1"><text:span text:style-name="T1">70820</text:span><text:span text:style-name="T1"><text:tab/></text:span><text:span text:style-name="T1">SANTIAGO DE TOLU</text:span></text:p>
              <text:p text:style-name="P1"><text:span text:style-name="T1">70823</text:span><text:span text:style-name="T1"><text:tab/></text:span><text:span text:style-name="T1">TOLU VIEJO</text:span></text:p>
            </office:annotation>
            <text:p>municipio</text:p>
          </table:table-cell>
          <table:table-cell table:style-name="ce5" office:value-type="string" calcext:value-type="string">
            <office:annotation draw:style-name="gr5" draw:text-style-name="P2" svg:width="127mm" svg:height="117.93mm" svg:x="165.85mm" svg:y="0mm" draw:caption-point-x="-4.07mm" draw:caption-point-y="0.1mm">
              <dc:date>2017-01-18T00:00:00</dc:date>
              <text:p text:style-name="P1"><text:span text:style-name="T1">6</text:span><text:span text:style-name="T1"><text:tab/></text:span><text:span text:style-name="T1">wMAN Planeta Rica</text:span></text:p>
              <text:p text:style-name="P1"><text:span text:style-name="T1">7</text:span><text:span text:style-name="T1"><text:tab/></text:span><text:span text:style-name="T1">URBANIZACION PRIMERO PLANETA</text:span></text:p>
              <text:p text:style-name="P1"><text:span text:style-name="T1">9</text:span><text:span text:style-name="T1"><text:tab/></text:span><text:span text:style-name="T1">wMAN Monteria</text:span></text:p>
              <text:p text:style-name="P1"><text:span text:style-name="T1">10</text:span><text:span text:style-name="T1"><text:tab/></text:span><text:span text:style-name="T1">URBANIZACION LA GLORIA</text:span></text:p>
              <text:p text:style-name="P1"><text:span text:style-name="T1">11</text:span><text:span text:style-name="T1"><text:tab/></text:span><text:span text:style-name="T1">URBANIZACION EL RECUERDO</text:span></text:p>
              <text:p text:style-name="P1"><text:span text:style-name="T1">12</text:span><text:span text:style-name="T1"><text:tab/></text:span><text:span text:style-name="T1">FINZENU</text:span></text:p>
              <text:p text:style-name="P1"><text:span text:style-name="T1">13</text:span><text:span text:style-name="T1"><text:tab/></text:span><text:span text:style-name="T1">VILLA MELISA</text:span></text:p>
              <text:p text:style-name="P1"><text:span text:style-name="T1">14</text:span><text:span text:style-name="T1"><text:tab/></text:span><text:span text:style-name="T1">wMAN Cerete</text:span></text:p>
              <text:p text:style-name="P1"><text:span text:style-name="T1">15</text:span><text:span text:style-name="T1"><text:tab/></text:span><text:span text:style-name="T1">URBANIZACION ALTOS DE LAS ACACIAS</text:span></text:p>
              <text:p text:style-name="P1"><text:span text:style-name="T1">17</text:span><text:span text:style-name="T1"><text:tab/></text:span><text:span text:style-name="T1">wMAN Lorica</text:span></text:p>
              <text:p text:style-name="P1"><text:span text:style-name="T1">18</text:span><text:span text:style-name="T1"><text:tab/></text:span><text:span text:style-name="T1">URBANIZACION VICTORIA</text:span></text:p>
              <text:p text:style-name="P1"><text:span text:style-name="T1">19</text:span><text:span text:style-name="T1"><text:tab/></text:span><text:span text:style-name="T1">wMAN Momil</text:span></text:p>
              <text:p text:style-name="P1"><text:span text:style-name="T1">20</text:span><text:span text:style-name="T1"><text:tab/></text:span><text:span text:style-name="T1">URBANIZACION SAN FRANCISCO</text:span></text:p>
              <text:p text:style-name="P1"><text:span text:style-name="T1">21</text:span><text:span text:style-name="T1"><text:tab/></text:span><text:span text:style-name="T1">wMAN Purisima</text:span></text:p>
              <text:p text:style-name="P1"><text:span text:style-name="T1">22</text:span><text:span text:style-name="T1"><text:tab/></text:span><text:span text:style-name="T1">URBANIZACION PORTAL DE ADRIANA</text:span></text:p>
              <text:p text:style-name="P1"><text:span text:style-name="T1">24</text:span><text:span text:style-name="T1"><text:tab/></text:span><text:span text:style-name="T1">wMAN Sincelejo</text:span></text:p>
              <text:p text:style-name="P1"><text:span text:style-name="T1">25</text:span><text:span text:style-name="T1"><text:tab/></text:span><text:span text:style-name="T1">URBANIZACION ALTOS DE LA SABANA</text:span></text:p>
              <text:p text:style-name="P1"><text:span text:style-name="T1">26</text:span><text:span text:style-name="T1"><text:tab/></text:span><text:span text:style-name="T1">URBANIZACION TIERRA GRATA II ETAPA</text:span></text:p>
              <text:p text:style-name="P1"><text:span text:style-name="T1">27</text:span><text:span text:style-name="T1"><text:tab/></text:span><text:span text:style-name="T1">URBANIZACION VILLA ORIETA V ETAPA</text:span></text:p>
              <text:p text:style-name="P1"><text:span text:style-name="T1">28</text:span><text:span text:style-name="T1"><text:tab/></text:span><text:span text:style-name="T1">URBANIZACION VILLA KAREN</text:span></text:p>
              <text:p text:style-name="P1"><text:span text:style-name="T1">29</text:span><text:span text:style-name="T1"><text:tab/></text:span><text:span text:style-name="T1">wMAN Corozal</text:span></text:p>
              <text:p text:style-name="P1"><text:span text:style-name="T1">30</text:span><text:span text:style-name="T1"><text:tab/></text:span><text:span text:style-name="T1">URBANIZACION DIOS Y PUEBLO</text:span></text:p>
              <text:p text:style-name="P1"><text:span text:style-name="T1">31</text:span><text:span text:style-name="T1"><text:tab/></text:span><text:span text:style-name="T1">wMAN Sampues</text:span></text:p>
              <text:p text:style-name="P1"><text:span text:style-name="T1">32</text:span><text:span text:style-name="T1"><text:tab/></text:span><text:span text:style-name="T1">LA VICTORIA SAMPUES</text:span></text:p>
              <text:p text:style-name="P1"><text:span text:style-name="T1">34</text:span><text:span text:style-name="T1"><text:tab/></text:span><text:span text:style-name="T1">wMAN Since</text:span></text:p>
              <text:p text:style-name="P1"><text:span text:style-name="T1">35</text:span><text:span text:style-name="T1"><text:tab/></text:span><text:span text:style-name="T1">SANTA ISABEL</text:span></text:p>
              <text:p text:style-name="P1"><text:span text:style-name="T1">36</text:span><text:span text:style-name="T1"><text:tab/></text:span><text:span text:style-name="T1">wMAN Galeras</text:span></text:p>
              <text:p text:style-name="P1"><text:span text:style-name="T1">37</text:span><text:span text:style-name="T1"><text:tab/></text:span><text:span text:style-name="T1">URBANIZACIÓN CIUDADELA JERUSALEM</text:span></text:p>
            </office:annotation>
            <text:p>urbanizacion</text:p>
          </table:table-cell>
          <table:table-cell table:style-name="ce5" office:value-type="string" calcext:value-type="string">
            <office:annotation draw:style-name="gr5" draw:text-style-name="P2" svg:width="127mm" svg:height="117.93mm" svg:x="197.6mm" svg:y="0mm" draw:caption-point-x="-4.07mm" draw:caption-point-y="0.1mm">
              <dc:date>2017-01-18T00:00:00</dc:date>
              <text:p text:style-name="P1"><text:span text:style-name="T1">6</text:span><text:span text:style-name="T1"><text:tab/></text:span><text:span text:style-name="T1">wMAN Planeta Rica</text:span></text:p>
              <text:p text:style-name="P1"><text:span text:style-name="T1">7</text:span><text:span text:style-name="T1"><text:tab/></text:span><text:span text:style-name="T1">URBANIZACION PRIMERO PLANETA</text:span></text:p>
              <text:p text:style-name="P1"><text:span text:style-name="T1">9</text:span><text:span text:style-name="T1"><text:tab/></text:span><text:span text:style-name="T1">wMAN Monteria</text:span></text:p>
              <text:p text:style-name="P1"><text:span text:style-name="T1">10</text:span><text:span text:style-name="T1"><text:tab/></text:span><text:span text:style-name="T1">URBANIZACION LA GLORIA</text:span></text:p>
              <text:p text:style-name="P1"><text:span text:style-name="T1">11</text:span><text:span text:style-name="T1"><text:tab/></text:span><text:span text:style-name="T1">URBANIZACION EL RECUERDO</text:span></text:p>
              <text:p text:style-name="P1"><text:span text:style-name="T1">12</text:span><text:span text:style-name="T1"><text:tab/></text:span><text:span text:style-name="T1">FINZENU</text:span></text:p>
              <text:p text:style-name="P1"><text:span text:style-name="T1">13</text:span><text:span text:style-name="T1"><text:tab/></text:span><text:span text:style-name="T1">VILLA MELISA</text:span></text:p>
              <text:p text:style-name="P1"><text:span text:style-name="T1">14</text:span><text:span text:style-name="T1"><text:tab/></text:span><text:span text:style-name="T1">wMAN Cerete</text:span></text:p>
              <text:p text:style-name="P1"><text:span text:style-name="T1">15</text:span><text:span text:style-name="T1"><text:tab/></text:span><text:span text:style-name="T1">URBANIZACION ALTOS DE LAS ACACIAS</text:span></text:p>
              <text:p text:style-name="P1"><text:span text:style-name="T1">17</text:span><text:span text:style-name="T1"><text:tab/></text:span><text:span text:style-name="T1">wMAN Lorica</text:span></text:p>
              <text:p text:style-name="P1"><text:span text:style-name="T1">18</text:span><text:span text:style-name="T1"><text:tab/></text:span><text:span text:style-name="T1">URBANIZACION VICTORIA</text:span></text:p>
              <text:p text:style-name="P1"><text:span text:style-name="T1">19</text:span><text:span text:style-name="T1"><text:tab/></text:span><text:span text:style-name="T1">wMAN Momil</text:span></text:p>
              <text:p text:style-name="P1"><text:span text:style-name="T1">20</text:span><text:span text:style-name="T1"><text:tab/></text:span><text:span text:style-name="T1">URBANIZACION SAN FRANCISCO</text:span></text:p>
              <text:p text:style-name="P1"><text:span text:style-name="T1">21</text:span><text:span text:style-name="T1"><text:tab/></text:span><text:span text:style-name="T1">wMAN Purisima</text:span></text:p>
              <text:p text:style-name="P1"><text:span text:style-name="T1">22</text:span><text:span text:style-name="T1"><text:tab/></text:span><text:span text:style-name="T1">URBANIZACION PORTAL DE ADRIANA</text:span></text:p>
              <text:p text:style-name="P1"><text:span text:style-name="T1">24</text:span><text:span text:style-name="T1"><text:tab/></text:span><text:span text:style-name="T1">wMAN Sincelejo</text:span></text:p>
              <text:p text:style-name="P1"><text:span text:style-name="T1">25</text:span><text:span text:style-name="T1"><text:tab/></text:span><text:span text:style-name="T1">URBANIZACION ALTOS DE LA SABANA</text:span></text:p>
              <text:p text:style-name="P1"><text:span text:style-name="T1">26</text:span><text:span text:style-name="T1"><text:tab/></text:span><text:span text:style-name="T1">URBANIZACION TIERRA GRATA II ETAPA</text:span></text:p>
              <text:p text:style-name="P1"><text:span text:style-name="T1">27</text:span><text:span text:style-name="T1"><text:tab/></text:span><text:span text:style-name="T1">URBANIZACION VILLA ORIETA V ETAPA</text:span></text:p>
              <text:p text:style-name="P1"><text:span text:style-name="T1">28</text:span><text:span text:style-name="T1"><text:tab/></text:span><text:span text:style-name="T1">URBANIZACION VILLA KAREN</text:span></text:p>
              <text:p text:style-name="P1"><text:span text:style-name="T1">29</text:span><text:span text:style-name="T1"><text:tab/></text:span><text:span text:style-name="T1">wMAN Corozal</text:span></text:p>
              <text:p text:style-name="P1"><text:span text:style-name="T1">30</text:span><text:span text:style-name="T1"><text:tab/></text:span><text:span text:style-name="T1">URBANIZACION DIOS Y PUEBLO</text:span></text:p>
              <text:p text:style-name="P1"><text:span text:style-name="T1">31</text:span><text:span text:style-name="T1"><text:tab/></text:span><text:span text:style-name="T1">wMAN Sampues</text:span></text:p>
              <text:p text:style-name="P1"><text:span text:style-name="T1">32</text:span><text:span text:style-name="T1"><text:tab/></text:span><text:span text:style-name="T1">LA VICTORIA SAMPUES</text:span></text:p>
              <text:p text:style-name="P1"><text:span text:style-name="T1">34</text:span><text:span text:style-name="T1"><text:tab/></text:span><text:span text:style-name="T1">wMAN Since</text:span></text:p>
              <text:p text:style-name="P1"><text:span text:style-name="T1">35</text:span><text:span text:style-name="T1"><text:tab/></text:span><text:span text:style-name="T1">SANTA ISABEL</text:span></text:p>
              <text:p text:style-name="P1"><text:span text:style-name="T1">36</text:span><text:span text:style-name="T1"><text:tab/></text:span><text:span text:style-name="T1">wMAN Galeras</text:span></text:p>
              <text:p text:style-name="P1"><text:span text:style-name="T1">37</text:span><text:span text:style-name="T1"><text:tab/></text:span><text:span text:style-name="T1">URBANIZACIÓN CIUDADELA JERUSALEM</text:span></text:p>
            </office:annotation>
            <text:p>id_urbanizacion</text:p>
          </table:table-cell>
          <table:table-cell table:style-name="ce5" office:value-type="string" calcext:value-type="string">
            <office:annotation draw:style-name="gr3" draw:text-style-name="P2" svg:width="127mm" svg:height="10.29mm" svg:x="229.35mm" svg:y="7.82mm" draw:caption-point-x="-4.07mm" draw:caption-point-y="-7.72mm">
              <dc:date>2017-01-18T00:00:00</dc:date>
              <text:p text:style-name="P1"><text:span text:style-name="T1">95 HFC</text:span></text:p>
              <text:p text:style-name="P1"><text:span text:style-name="T1">96 wMAn</text:span></text:p>
            </office:annotation>
            <text:p>tipo_tecnologia</text:p>
          </table:table-cell>
          <table:table-cell table:style-name="ce13" office:value-type="string" calcext:value-type="string">
            <office:annotation draw:style-name="gr1" draw:text-style-name="P2" svg:width="127mm" svg:height="9.52mm" svg:x="261.1mm" svg:y="8.2mm" draw:caption-point-x="-4.07mm" draw:caption-point-y="-8.1mm">
              <dc:date>2017-01-18T00:00:00</dc:date>
              <text:p text:style-name="P1"><text:span text:style-name="T1">Alfanumérico sin puntos ni doble punto (. o :)</text:span></text:p>
            </office:annotation>
            <text:p>MAC del Master EOC</text:p>
          </table:table-cell>
          <table:table-cell table:style-name="ce13" office:value-type="string" calcext:value-type="string">
            <office:annotation draw:style-name="gr1" draw:text-style-name="P2" svg:width="127mm" svg:height="9.52mm" svg:x="292.85mm" svg:y="8.2mm" draw:caption-point-x="-4.07mm" draw:caption-point-y="-8.1mm">
              <dc:date>2017-01-18T00:00:00</dc:date>
              <text:p text:style-name="P1"><text:span text:style-name="T1">Numérico</text:span></text:p>
            </office:annotation>
            <text:p>IP del Master EOC</text:p>
          </table:table-cell>
          <table:table-cell table:style-name="ce13" office:value-type="string" calcext:value-type="string">
            <office:annotation draw:style-name="gr1" draw:text-style-name="P2" svg:width="127mm" svg:height="9.52mm" svg:x="324.6mm" svg:y="8.2mm" draw:caption-point-x="-4.07mm" draw:caption-point-y="-8.1mm">
              <dc:date>2017-01-18T00:00:00</dc:date>
              <text:p text:style-name="P1"><text:span text:style-name="T1">Alfanumérico sin puntos ni doble punto (. o :)</text:span></text:p>
            </office:annotation>
            <text:p>MAC ONU</text:p>
          </table:table-cell>
          <table:table-cell table:style-name="ce13" office:value-type="string" calcext:value-type="string">
            <text:p>IP ONU</text:p>
          </table:table-cell>
          <table:table-cell table:style-name="ce13" office:value-type="string" calcext:value-type="string">
            <office:annotation draw:style-name="gr1" draw:text-style-name="P2" svg:width="127mm" svg:height="9.52mm" svg:x="388.1mm" svg:y="8.2mm" draw:caption-point-x="-4.07mm" draw:caption-point-y="-8.1mm">
              <dc:date>2017-01-18T00:00:00</dc:date>
              <text:p text:style-name="P1"><text:span text:style-name="T1">Alfanumérico sin puntos ni doble punto (. o :)</text:span></text:p>
            </office:annotation>
            <text:p>MAC HUB</text:p>
          </table:table-cell>
          <table:table-cell table:style-name="ce13" office:value-type="string" calcext:value-type="string">
            <text:p>IP HUB</text:p>
          </table:table-cell>
          <table:table-cell table:style-name="ce13" office:value-type="string" calcext:value-type="string">
            <office:annotation draw:style-name="gr1" draw:text-style-name="P2" svg:width="127mm" svg:height="9.52mm" svg:x="451.6mm" svg:y="8.2mm" draw:caption-point-x="-4.07mm" draw:caption-point-y="-8.1mm">
              <dc:date>2017-01-18T00:00:00</dc:date>
              <text:p text:style-name="P1"><text:span text:style-name="T1">Alfanumérico sin puntos ni doble punto (. o :)</text:span></text:p>
            </office:annotation>
            <text:p>MAC-CPE</text:p>
          </table:table-cell>
          <table:table-cell table:style-name="ce5" office:value-type="string" calcext:value-type="string">
            <office:annotation draw:style-name="gr1" draw:text-style-name="P2" svg:width="127mm" svg:height="9.52mm" svg:x="483.35mm" svg:y="8.2mm" draw:caption-point-x="-4.07mm" draw:caption-point-y="-8.1mm">
              <dc:date>2017-01-18T00:00:00</dc:date>
              <text:p text:style-name="P1"><text:span text:style-name="T1">Alfanumérico sin puntos ni doble punto (. o :)</text:span></text:p>
            </office:annotation>
            <text:p>mac_celda</text:p>
          </table:table-cell>
          <table:table-cell table:style-name="ce5" office:value-type="string" calcext:value-type="string">
            <text:p>ip_celda</text:p>
          </table:table-cell>
          <table:table-cell table:style-name="ce5" office:value-type="string" calcext:value-type="string">
            <text:p>nombre_nodo</text:p>
          </table:table-cell>
          <table:table-cell table:style-name="ce5" office:value-type="string" calcext:value-type="string">
            <text:p>nombre_sectorial</text:p>
          </table:table-cell>
          <table:table-cell table:style-name="ce5" office:value-type="string" calcext:value-type="string">
            <text:p>ip_switch_celda</text:p>
          </table:table-cell>
          <table:table-cell table:style-name="ce5" office:value-type="string" calcext:value-type="string">
            <office:annotation draw:style-name="gr1" draw:text-style-name="P2" svg:width="127mm" svg:height="9.52mm" svg:x="647.17mm" svg:y="8.2mm" draw:caption-point-x="-4.07mm" draw:caption-point-y="-8.1mm">
              <dc:date>2017-01-18T00:00:00</dc:date>
              <text:p text:style-name="P1"><text:span text:style-name="T1">Alfanumérico sin puntos ni doble punto (. o :)</text:span></text:p>
            </office:annotation>
            <text:p>mac_sm_celda</text:p>
          </table:table-cell>
          <table:table-cell table:style-name="ce5" office:value-type="string" calcext:value-type="string">
            <text:p>ip_sm_celda</text:p>
          </table:table-cell>
          <table:table-cell table:style-name="ce5" office:value-type="string" calcext:value-type="string">
            <office:annotation draw:style-name="gr1" draw:text-style-name="P2" svg:width="127mm" svg:height="9.52mm" svg:x="710.67mm" svg:y="8.2mm" draw:caption-point-x="-4.07mm" draw:caption-point-y="-8.1mm">
              <dc:date>2017-01-18T00:00:00</dc:date>
              <text:p text:style-name="P1"><text:span text:style-name="T1">Alfanumérico sin puntos ni doble punto (. o :)</text:span></text:p>
            </office:annotation>
            <text:p>mac_cpe_celd</text:p>
          </table:table-cell>
          <table:table-cell table:style-name="ce5" office:value-type="string" calcext:value-type="string">
            <office:annotation draw:style-name="gr3" draw:text-style-name="P2" svg:width="127mm" svg:height="10.29mm" svg:x="742.42mm" svg:y="7.82mm" draw:caption-point-x="-4.07mm" draw:caption-point-y="-7.72mm">
              <dc:date>2017-01-18T00:00:00</dc:date>
              <text:p text:style-name="P1"><text:span text:style-name="T1">FALSE si está inhabiitado</text:span></text:p>
              <text:p text:style-name="P1"><text:span text:style-name="T1">TRUE si está habilitado</text:span></text:p>
            </office:annotation>
            <text:p>estado_registro</text:p>
          </table:table-cell>
          <table:table-cell table:style-name="ce5" office:value-type="string" calcext:value-type="string">
            <text:p>latitud</text:p>
          </table:table-cell>
          <table:table-cell table:style-name="ce5" office:value-type="string" calcext:value-type="string">
            <text:p>longitud</text:p>
          </table:table-cell>
          <table:table-cell table:style-name="ce5" office:value-type="string" calcext:value-type="string">
            <office:annotation draw:style-name="gr1" draw:text-style-name="P2" svg:width="127mm" svg:height="9.52mm" svg:x="837.67mm" svg:y="8.2mm" draw:caption-point-x="-4.07mm" draw:caption-point-y="-8.1mm">
              <dc:date>2017-01-18T00:00:00</dc:date>
              <text:p text:style-name="P1"><text:span text:style-name="T1">Alfanumérico sin puntos ni doble punto (. o :) en MINUSCULAS</text:span></text:p>
            </office:annotation>
            <text:p>macesclavo1</text:p>
          </table:table-cell>
          <table:table-cell table:style-name="ce5" office:value-type="string" calcext:value-type="string">
            <text:p>port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DIS-S3-BASE-SI-01</text:p>
          </table:table-cell>
          <table:table-cell office:value-type="string" calcext:value-type="string">
            <text:p>S3-SI-11</text:p>
          </table:table-cell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string" calcext:value-type="string">
            <text:p>wMAN Since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6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6" office:value-type="string" calcext:value-type="string">
            <text:p>N/A</text:p>
          </table:table-cell>
          <table:table-cell office:value-type="string" calcext:value-type="string">
            <text:p>WBSCDII_01_SIN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6c3b6b27c64e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DIS-S3-BASE-SI-01</text:p>
          </table:table-cell>
          <table:table-cell office:value-type="string" calcext:value-type="string">
            <text:p>S3-SI-11</text:p>
          </table:table-cell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string" calcext:value-type="string">
            <text:p>wMAN Since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6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6" office:value-type="string" calcext:value-type="string">
            <text:p>N/A</text:p>
          </table:table-cell>
          <table:table-cell office:value-type="string" calcext:value-type="string">
            <text:p>WBSCDII_01_SIN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6c3b6b3f9b2b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DIS-S3-BASE-SI-01</text:p>
          </table:table-cell>
          <table:table-cell office:value-type="string" calcext:value-type="string">
            <text:p>S3-SI-11</text:p>
          </table:table-cell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string" calcext:value-type="string">
            <text:p>wMAN Since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6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6" office:value-type="string" calcext:value-type="string">
            <text:p>N/A</text:p>
          </table:table-cell>
          <table:table-cell office:value-type="string" calcext:value-type="string">
            <text:p>WBSCDII_01_SIN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6c3b6b27c66a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DIS-S3-BASE-SI-01</text:p>
          </table:table-cell>
          <table:table-cell office:value-type="string" calcext:value-type="string">
            <text:p>S3-SI-11</text:p>
          </table:table-cell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string" calcext:value-type="string">
            <text:p>wMAN Since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6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6" office:value-type="string" calcext:value-type="string">
            <text:p>N/A</text:p>
          </table:table-cell>
          <table:table-cell office:value-type="string" calcext:value-type="string">
            <text:p>WBSCDII_01_SIN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6c3b6b27c6dc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DIS-S3-BASE-SI-01</text:p>
          </table:table-cell>
          <table:table-cell office:value-type="string" calcext:value-type="string">
            <text:p>S3-SI-11</text:p>
          </table:table-cell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string" calcext:value-type="string">
            <text:p>wMAN Since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6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6" office:value-type="string" calcext:value-type="string">
            <text:p>N/A</text:p>
          </table:table-cell>
          <table:table-cell office:value-type="string" calcext:value-type="string">
            <text:p>WBSCDII_01_SIN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6c3b6b3f9abf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DIS-S3-BASE-SI-01</text:p>
          </table:table-cell>
          <table:table-cell office:value-type="string" calcext:value-type="string">
            <text:p>S3-SI-11</text:p>
          </table:table-cell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string" calcext:value-type="string">
            <text:p>wMAN Since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6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6" office:value-type="string" calcext:value-type="string">
            <text:p>N/A</text:p>
          </table:table-cell>
          <table:table-cell office:value-type="string" calcext:value-type="string">
            <text:p>WBSCDII_01_SIN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6c3b6b3f9a38</text:p>
          </table:table-cell>
          <table:table-cell table:number-columns-repeated="998"/>
        </table:table-row>
        <table:table-row table:style-name="ro2" table:number-rows-repeated="207">
          <table:table-cell table:style-name="ce6"/>
          <table:table-cell table:style-name="ce11" table:number-columns-repeated="2"/>
          <table:table-cell table:style-name="ce6"/>
          <table:table-cell table:style-name="ce11" table:number-columns-repeated="2"/>
          <table:table-cell table:style-name="ce6" table:number-columns-repeated="15"/>
          <table:table-cell table:style-name="ce14"/>
          <table:table-cell table:style-name="ce6" table:number-columns-repeated="4"/>
          <table:table-cell table:number-columns-repeated="998"/>
        </table:table-row>
        <table:table-row table:style-name="ro3" table:number-rows-repeated="10483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riables" table:style-name="ta1">
        <table:table-column table:style-name="co5" table:default-cell-style-name="ce20"/>
        <table:table-column table:style-name="co6" table:default-cell-style-name="Default"/>
        <table:table-column table:style-name="co7" table:default-cell-style-name="ce21"/>
        <table:table-column table:style-name="co8" table:default-cell-style-name="Default"/>
        <table:table-column table:style-name="co9" table:default-cell-style-name="Default"/>
        <table:table-row table:style-name="ro6">
          <table:table-cell table:style-name="ce19" office:value-type="string" calcext:value-type="string">
            <text:p>Campos OBLIGATORIOS Para HFC</text:p>
          </table:table-cell>
          <table:table-cell/>
          <table:table-cell table:style-name="ce19" office:value-type="string" calcext:value-type="string">
            <text:p>Campos OBLIGATORIOS para Para wMAN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codigo_nodoocelda</text:p>
          </table:table-cell>
          <table:table-cell/>
          <table:table-cell office:value-type="string" calcext:value-type="string">
            <text:p>codigo_nodoocelda</text:p>
          </table:table-cell>
          <table:table-cell/>
          <table:table-cell table:style-name="ce22" office:value-type="string" calcext:value-type="string">
            <text:p>En este campo codigo_nodoocelda va el código del nodo en caso de HFC o el ćodigo de la celda caso wMAN</text:p>
          </table:table-cell>
        </table:table-row>
        <table:table-row table:style-name="ro6">
          <table:table-cell office:value-type="string" calcext:value-type="string">
            <text:p>codigo_cabecera</text:p>
          </table:table-cell>
          <table:table-cell/>
          <table:table-cell office:value-type="string" calcext:value-type="string">
            <text:p>codigo_cabecera</text:p>
          </table:table-cell>
          <table:table-cell/>
          <table:table-cell office:value-type="string" calcext:value-type="string">
            <text:p>Los campos obligatorios están marcados en amarillo para cada tecnología</text:p>
          </table:table-cell>
        </table:table-row>
        <table:table-row table:style-name="ro6">
          <table:table-cell office:value-type="string" calcext:value-type="string">
            <text:p>departamento</text:p>
          </table:table-cell>
          <table:table-cell/>
          <table:table-cell office:value-type="string" calcext:value-type="string">
            <text:p>departamento</text:p>
          </table:table-cell>
          <table:table-cell/>
          <table:table-cell office:value-type="string" calcext:value-type="string">
            <text:p>Se debe cargar en una misma hoja , con el mismo encabezado la información de ambas tecnologías</text:p>
          </table:table-cell>
        </table:table-row>
        <table:table-row table:style-name="ro6">
          <table:table-cell office:value-type="string" calcext:value-type="string">
            <text:p>municipio</text:p>
          </table:table-cell>
          <table:table-cell/>
          <table:table-cell office:value-type="string" calcext:value-type="string">
            <text:p>municipio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rbanizacion</text:p>
          </table:table-cell>
          <table:table-cell/>
          <table:table-cell office:value-type="string" calcext:value-type="string">
            <text:p>urbanizacion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id_urbanizacion</text:p>
          </table:table-cell>
          <table:table-cell/>
          <table:table-cell office:value-type="string" calcext:value-type="string">
            <text:p>id_urbanizacion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tipo_tecnologia</text:p>
          </table:table-cell>
          <table:table-cell/>
          <table:table-cell office:value-type="string" calcext:value-type="string">
            <text:p>tipo_tecnologia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MAC del Master EOC</text:p>
          </table:table-cell>
          <table:table-cell/>
          <table:table-cell office:value-type="string" calcext:value-type="string">
            <text:p>mac_celda 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IP del Master EOC</text:p>
          </table:table-cell>
          <table:table-cell/>
          <table:table-cell office:value-type="string" calcext:value-type="string">
            <text:p>ip_celda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MAC ONU</text:p>
          </table:table-cell>
          <table:table-cell/>
          <table:table-cell office:value-type="string" calcext:value-type="string">
            <text:p>nombre_sectorial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IP ONU</text:p>
          </table:table-cell>
          <table:table-cell/>
          <table:table-cell office:value-type="string" calcext:value-type="string">
            <text:p>ip_switch_celda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estado_registro</text:p>
          </table:table-cell>
          <table:table-cell/>
          <table:table-cell office:value-type="string" calcext:value-type="string">
            <text:p>mac_sm_celda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latitud</text:p>
          </table:table-cell>
          <table:table-cell/>
          <table:table-cell office:value-type="string" calcext:value-type="string">
            <text:p>ip_sm_celda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longitud</text:p>
          </table:table-cell>
          <table:table-cell/>
          <table:table-cell office:value-type="string" calcext:value-type="string">
            <text:p>mac_cpe_celd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macesclavo1</text:p>
          </table:table-cell>
          <table:table-cell/>
          <table:table-cell office:value-type="string" calcext:value-type="string">
            <text:p>estado_registro 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latitud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MAC HUB</text:p>
          </table:table-cell>
          <table:table-cell/>
          <table:table-cell office:value-type="string" calcext:value-type="string">
            <text:p>longitud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IP HUB</text:p>
          </table:table-cell>
          <table:table-cell/>
          <table:table-cell office:value-type="string" calcext:value-type="string">
            <text:p>macesclavo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MAC-CPE</text:p>
          </table:table-cell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 style:data-style-name="N2" text:time-value="19:35:54.4927031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08:22:22.184317356</meta:creation-date>
    <dc:date>2017-01-18T19:37:16.325850335</dc:date>
    <meta:editing-duration>PT2H8M55S</meta:editing-duration>
    <meta:editing-cycles>21</meta:editing-cycles>
    <meta:generator>LibreOffice/5.0.6.2$Linux_X86_64 LibreOffice_project/00$Build-2</meta:generator>
    <meta:document-statistic meta:table-count="3" meta:cell-count="408" meta:object-count="0"/>
  </office:meta>
</office:document-meta>
</file>